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izp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lab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number-columns-repeated="2" office:value-type="float" office:value="0.08" calcext:value-type="float">
            <text:p>0.08</text:p>
          </table:table-cell>
          <table:table-cell table:formula="of:=[.A2]-[.B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3]-[.B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.22" calcext:value-type="float">
            <text:p>3.22</text:p>
          </table:table-cell>
          <table:table-cell table:formula="of:=[.A4]-[.B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.9" calcext:value-type="float">
            <text:p>4.9</text:p>
          </table:table-cell>
          <table:table-cell table:formula="of:=[.A5]-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6.94" calcext:value-type="float">
            <text:p>6.94</text:p>
          </table:table-cell>
          <table:table-cell table:formula="of:=[.A6]-[.B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.78" calcext:value-type="float">
            <text:p>8.78</text:p>
          </table:table-cell>
          <table:table-cell table:formula="of:=[.A7]-[.B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.12" calcext:value-type="float">
            <text:p>11.12</text:p>
          </table:table-cell>
          <table:table-cell table:formula="of:=[.A8]-[.B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.8" calcext:value-type="float">
            <text:p>12.8</text:p>
          </table:table-cell>
          <table:table-cell table:formula="of:=[.A9]-[.B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.46" calcext:value-type="float">
            <text:p>14.46</text:p>
          </table:table-cell>
          <table:table-cell table:formula="of:=[.A10]-[.B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.68" calcext:value-type="float">
            <text:p>16.68</text:p>
          </table:table-cell>
          <table:table-cell table:formula="of:=[.A11]-[.B1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.42" calcext:value-type="float">
            <text:p>18.42</text:p>
          </table:table-cell>
          <table:table-cell table:formula="of:=[.A12]-[.B1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.12" calcext:value-type="float">
            <text:p>20.12</text:p>
          </table:table-cell>
          <table:table-cell table:formula="of:=[.A13]-[.B1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.42" calcext:value-type="float">
            <text:p>22.42</text:p>
          </table:table-cell>
          <table:table-cell table:formula="of:=[.A14]-[.B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.8" calcext:value-type="float">
            <text:p>23.8</text:p>
          </table:table-cell>
          <table:table-cell table:formula="of:=[.A15]-[.B1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5.56" calcext:value-type="float">
            <text:p>25.56</text:p>
          </table:table-cell>
          <table:table-cell table:formula="of:=[.A16]-[.B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7.32" calcext:value-type="float">
            <text:p>27.32</text:p>
          </table:table-cell>
          <table:table-cell table:formula="of:=[.A17]-[.B1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9.54" calcext:value-type="float">
            <text:p>29.54</text:p>
          </table:table-cell>
          <table:table-cell table:formula="of:=[.A18]-[.B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.64" calcext:value-type="float">
            <text:p>31.64</text:p>
          </table:table-cell>
          <table:table-cell table:formula="of:=[.A19]-[.B1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.4" calcext:value-type="float">
            <text:p>34.4</text:p>
          </table:table-cell>
          <table:table-cell table:formula="of:=[.A20]-[.B2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8.16" calcext:value-type="float">
            <text:p>38.16</text:p>
          </table:table-cell>
          <table:table-cell table:formula="of:=[.A21]-[.B2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0.2" calcext:value-type="float">
            <text:p>40.2</text:p>
          </table:table-cell>
          <table:table-cell table:formula="of:=[.A22]-[.B2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3.38" calcext:value-type="float">
            <text:p>43.38</text:p>
          </table:table-cell>
          <table:table-cell table:formula="of:=[.A23]-[.B2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6.8" calcext:value-type="float">
            <text:p>46.8</text:p>
          </table:table-cell>
          <table:table-cell table:formula="of:=[.A24]-[.B2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8.92" calcext:value-type="float">
            <text:p>48.92</text:p>
          </table:table-cell>
          <table:table-cell table:formula="of:=[.A25]-[.B2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1.58" calcext:value-type="float">
            <text:p>51.58</text:p>
          </table:table-cell>
          <table:table-cell table:formula="of:=[.A26]-[.B2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3.54" calcext:value-type="float">
            <text:p>53.54</text:p>
          </table:table-cell>
          <table:table-cell table:formula="of:=[.A27]-[.B2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6.98" calcext:value-type="float">
            <text:p>56.98</text:p>
          </table:table-cell>
          <table:table-cell table:formula="of:=[.A28]-[.B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0.98" calcext:value-type="float">
            <text:p>60.98</text:p>
          </table:table-cell>
          <table:table-cell table:formula="of:=[.A29]-[.B2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3.74" calcext:value-type="float">
            <text:p>63.74</text:p>
          </table:table-cell>
          <table:table-cell table:formula="of:=[.A30]-[.B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5.54" calcext:value-type="float">
            <text:p>65.54</text:p>
          </table:table-cell>
          <table:table-cell table:formula="of:=[.A31]-[.B3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8.14" calcext:value-type="float">
            <text:p>68.14</text:p>
          </table:table-cell>
          <table:table-cell table:formula="of:=[.A32]-[.B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0.06" calcext:value-type="float">
            <text:p>70.06</text:p>
          </table:table-cell>
          <table:table-cell table:formula="of:=[.A33]-[.B3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2.12" calcext:value-type="float">
            <text:p>72.12</text:p>
          </table:table-cell>
          <table:table-cell table:formula="of:=[.A34]-[.B3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3.98" calcext:value-type="float">
            <text:p>73.98</text:p>
          </table:table-cell>
          <table:table-cell table:formula="of:=[.A35]-[.B3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5.88" calcext:value-type="float">
            <text:p>75.88</text:p>
          </table:table-cell>
          <table:table-cell table:formula="of:=[.A36]-[.B3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7.48" calcext:value-type="float">
            <text:p>77.48</text:p>
          </table:table-cell>
          <table:table-cell table:formula="of:=[.A37]-[.B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0.08" calcext:value-type="float">
            <text:p>80.08</text:p>
          </table:table-cell>
          <table:table-cell table:formula="of:=[.A38]-[.B3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1.74" calcext:value-type="float">
            <text:p>81.74</text:p>
          </table:table-cell>
          <table:table-cell table:formula="of:=[.A39]-[.B3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3.5" calcext:value-type="float">
            <text:p>83.5</text:p>
          </table:table-cell>
          <table:table-cell table:formula="of:=[.A40]-[.B4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5.06" calcext:value-type="float">
            <text:p>85.06</text:p>
          </table:table-cell>
          <table:table-cell table:formula="of:=[.A41]-[.B4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7.48" calcext:value-type="float">
            <text:p>87.48</text:p>
          </table:table-cell>
          <table:table-cell table:formula="of:=[.A42]-[.B4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3.56" calcext:value-type="float">
            <text:p>93.56</text:p>
          </table:table-cell>
          <table:table-cell table:formula="of:=[.A43]-[.B4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7.74" calcext:value-type="float">
            <text:p>97.74</text:p>
          </table:table-cell>
          <table:table-cell table:formula="of:=[.A44]-[.B4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9.6" calcext:value-type="float">
            <text:p>99.6</text:p>
          </table:table-cell>
          <table:table-cell table:formula="of:=[.A45]-[.B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1.82" calcext:value-type="float">
            <text:p>101.82</text:p>
          </table:table-cell>
          <table:table-cell table:formula="of:=[.A46]-[.B4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3.82" calcext:value-type="float">
            <text:p>103.82</text:p>
          </table:table-cell>
          <table:table-cell table:formula="of:=[.A47]-[.B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5.54" calcext:value-type="float">
            <text:p>105.54</text:p>
          </table:table-cell>
          <table:table-cell table:formula="of:=[.A48]-[.B4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7.6" calcext:value-type="float">
            <text:p>107.6</text:p>
          </table:table-cell>
          <table:table-cell table:formula="of:=[.A49]-[.B4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9.48" calcext:value-type="float">
            <text:p>109.48</text:p>
          </table:table-cell>
          <table:table-cell table:formula="of:=[.A50]-[.B5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1.36" calcext:value-type="float">
            <text:p>111.36</text:p>
          </table:table-cell>
          <table:table-cell table:formula="of:=[.A51]-[.B5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3.16" calcext:value-type="float">
            <text:p>113.16</text:p>
          </table:table-cell>
          <table:table-cell table:formula="of:=[.A52]-[.B5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4.94" calcext:value-type="float">
            <text:p>114.94</text:p>
          </table:table-cell>
          <table:table-cell table:formula="of:=[.A53]-[.B5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6.92" calcext:value-type="float">
            <text:p>116.92</text:p>
          </table:table-cell>
          <table:table-cell table:formula="of:=[.A54]-[.B5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8.34" calcext:value-type="float">
            <text:p>118.34</text:p>
          </table:table-cell>
          <table:table-cell table:formula="of:=[.A55]-[.B5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1.4" calcext:value-type="float">
            <text:p>121.4</text:p>
          </table:table-cell>
          <table:table-cell table:formula="of:=[.A56]-[.B5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3.64" calcext:value-type="float">
            <text:p>123.64</text:p>
          </table:table-cell>
          <table:table-cell table:formula="of:=[.A57]-[.B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5.72" calcext:value-type="float">
            <text:p>125.72</text:p>
          </table:table-cell>
          <table:table-cell table:formula="of:=[.A58]-[.B5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27.88" calcext:value-type="float">
            <text:p>127.88</text:p>
          </table:table-cell>
          <table:table-cell table:formula="of:=[.A59]-[.B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0.08" calcext:value-type="float">
            <text:p>130.08</text:p>
          </table:table-cell>
          <table:table-cell table:formula="of:=[.A60]-[.B6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1.42" calcext:value-type="float">
            <text:p>131.42</text:p>
          </table:table-cell>
          <table:table-cell table:formula="of:=[.A61]-[.B6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table:formula="of:=[.A62]-[.B6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6.98" calcext:value-type="float">
            <text:p>136.98</text:p>
          </table:table-cell>
          <table:table-cell table:formula="of:=[.A63]-[.B6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38.78" calcext:value-type="float">
            <text:p>138.78</text:p>
          </table:table-cell>
          <table:table-cell table:formula="of:=[.A64]-[.B6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1.12" calcext:value-type="float">
            <text:p>141.12</text:p>
          </table:table-cell>
          <table:table-cell table:formula="of:=[.A65]-[.B6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3.56" calcext:value-type="float">
            <text:p>143.56</text:p>
          </table:table-cell>
          <table:table-cell table:formula="of:=[.A66]-[.B6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5.84" calcext:value-type="float">
            <text:p>145.84</text:p>
          </table:table-cell>
          <table:table-cell table:formula="of:=[.A67]-[.B6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7.7" calcext:value-type="float">
            <text:p>147.7</text:p>
          </table:table-cell>
          <table:table-cell table:formula="of:=[.A68]-[.B6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table:formula="of:=[.A69]-[.B6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2.34" calcext:value-type="float">
            <text:p>152.34</text:p>
          </table:table-cell>
          <table:table-cell table:formula="of:=[.A70]-[.B7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4.28" calcext:value-type="float">
            <text:p>154.28</text:p>
          </table:table-cell>
          <table:table-cell table:formula="of:=[.A71]-[.B7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6.54" calcext:value-type="float">
            <text:p>156.54</text:p>
          </table:table-cell>
          <table:table-cell table:formula="of:=[.A72]-[.B7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58.1" calcext:value-type="float">
            <text:p>158.1</text:p>
          </table:table-cell>
          <table:table-cell table:formula="of:=[.A73]-[.B7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0.18" calcext:value-type="float">
            <text:p>160.18</text:p>
          </table:table-cell>
          <table:table-cell table:formula="of:=[.A74]-[.B7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4.08" calcext:value-type="float">
            <text:p>164.08</text:p>
          </table:table-cell>
          <table:table-cell table:formula="of:=[.A75]-[.B7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table:formula="of:=[.A76]-[.B7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69.08" calcext:value-type="float">
            <text:p>169.08</text:p>
          </table:table-cell>
          <table:table-cell table:formula="of:=[.A77]-[.B7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1.88" calcext:value-type="float">
            <text:p>171.88</text:p>
          </table:table-cell>
          <table:table-cell table:formula="of:=[.A78]-[.B7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3.4" calcext:value-type="float">
            <text:p>173.4</text:p>
          </table:table-cell>
          <table:table-cell table:formula="of:=[.A79]-[.B7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5.88" calcext:value-type="float">
            <text:p>175.88</text:p>
          </table:table-cell>
          <table:table-cell table:formula="of:=[.A80]-[.B8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77.58" calcext:value-type="float">
            <text:p>177.58</text:p>
          </table:table-cell>
          <table:table-cell table:formula="of:=[.A81]-[.B8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0.16" calcext:value-type="float">
            <text:p>180.16</text:p>
          </table:table-cell>
          <table:table-cell table:formula="of:=[.A82]-[.B8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1.46" calcext:value-type="float">
            <text:p>181.46</text:p>
          </table:table-cell>
          <table:table-cell table:formula="of:=[.A83]-[.B8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3.66" calcext:value-type="float">
            <text:p>183.66</text:p>
          </table:table-cell>
          <table:table-cell table:formula="of:=[.A84]-[.B8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6.34" calcext:value-type="float">
            <text:p>186.34</text:p>
          </table:table-cell>
          <table:table-cell table:formula="of:=[.A85]-[.B8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8.08" calcext:value-type="float">
            <text:p>188.08</text:p>
          </table:table-cell>
          <table:table-cell table:formula="of:=[.A86]-[.B8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1.54" calcext:value-type="float">
            <text:p>191.54</text:p>
          </table:table-cell>
          <table:table-cell table:formula="of:=[.A87]-[.B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4.3" calcext:value-type="float">
            <text:p>194.3</text:p>
          </table:table-cell>
          <table:table-cell table:formula="of:=[.A88]-[.B8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5.76" calcext:value-type="float">
            <text:p>195.76</text:p>
          </table:table-cell>
          <table:table-cell table:formula="of:=[.A89]-[.B8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7.38" calcext:value-type="float">
            <text:p>197.38</text:p>
          </table:table-cell>
          <table:table-cell table:formula="of:=[.A90]-[.B9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99.32" calcext:value-type="float">
            <text:p>199.32</text:p>
          </table:table-cell>
          <table:table-cell table:formula="of:=[.A91]-[.B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1.1" calcext:value-type="float">
            <text:p>201.1</text:p>
          </table:table-cell>
          <table:table-cell table:formula="of:=[.A92]-[.B9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3.44" calcext:value-type="float">
            <text:p>203.44</text:p>
          </table:table-cell>
          <table:table-cell table:formula="of:=[.A93]-[.B93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5.62" calcext:value-type="float">
            <text:p>205.62</text:p>
          </table:table-cell>
          <table:table-cell table:formula="of:=[.A94]-[.B9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7.64" calcext:value-type="float">
            <text:p>207.64</text:p>
          </table:table-cell>
          <table:table-cell table:formula="of:=[.A95]-[.B9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8.98" calcext:value-type="float">
            <text:p>208.98</text:p>
          </table:table-cell>
          <table:table-cell table:formula="of:=[.A96]-[.B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.06" calcext:value-type="float">
            <text:p>211.06</text:p>
          </table:table-cell>
          <table:table-cell table:formula="of:=[.A97]-[.B9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1.9" calcext:value-type="float">
            <text:p>211.9</text:p>
          </table:table-cell>
          <table:table-cell table:formula="of:=[.A98]-[.B9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.16" calcext:value-type="float">
            <text:p>212.16</text:p>
          </table:table-cell>
          <table:table-cell table:formula="of:=[.A99]-[.B9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2.98" calcext:value-type="float">
            <text:p>212.98</text:p>
          </table:table-cell>
          <table:table-cell table:formula="of:=[.A100]-[.B10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5.56" calcext:value-type="float">
            <text:p>215.56</text:p>
          </table:table-cell>
          <table:table-cell table:formula="of:=[.A101]-[.B10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6.6" calcext:value-type="float">
            <text:p>216.6</text:p>
          </table:table-cell>
          <table:table-cell table:formula="of:=[.A102]-[.B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.64" calcext:value-type="float">
            <text:p>220.64</text:p>
          </table:table-cell>
          <table:table-cell office:value-type="float" office:value="220.62" calcext:value-type="float">
            <text:p>220.62</text:p>
          </table:table-cell>
          <table:table-cell table:formula="of:=[.A103]-[.B103]" office:value-type="float" office:value="0.0199999999999818" calcext:value-type="float">
            <text:p>0.02</text:p>
          </table:table-cell>
        </table:table-row>
        <table:table-row table:style-name="ro1">
          <table:table-cell table:number-columns-repeated="2" office:value-type="float" office:value="225.76" calcext:value-type="float">
            <text:p>225.76</text:p>
          </table:table-cell>
          <table:table-cell table:formula="of:=[.A104]-[.B10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8.8" calcext:value-type="float">
            <text:p>228.8</text:p>
          </table:table-cell>
          <table:table-cell table:formula="of:=[.A105]-[.B10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1.94" calcext:value-type="float">
            <text:p>231.94</text:p>
          </table:table-cell>
          <table:table-cell table:formula="of:=[.A106]-[.B10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3.68" calcext:value-type="float">
            <text:p>233.68</text:p>
          </table:table-cell>
          <table:table-cell table:formula="of:=[.A107]-[.B10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6.08" calcext:value-type="float">
            <text:p>236.08</text:p>
          </table:table-cell>
          <table:table-cell table:formula="of:=[.A108]-[.B10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8.36" calcext:value-type="float">
            <text:p>238.36</text:p>
          </table:table-cell>
          <table:table-cell table:formula="of:=[.A109]-[.B10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6T01:19:47.565000000</dc:date>
    <meta:editing-duration>PT1M34S</meta:editing-duration>
    <meta:editing-cycles>1</meta:editing-cycles>
    <meta:document-statistic meta:table-count="1" meta:cell-count="327" meta:object-count="0"/>
    <meta:generator>LibreOffice/4.3.7.2$Windows_x86 LibreOffice_project/8a35821d8636a03b8bf4e15b48f59794652c68ba</meta:generator>
  </office:meta>
</office:document-meta>
</file>